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7" style:family="paragraph" style:parent-style-name="Standard">
      <style:paragraph-properties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2">%=droitEcheanceAffilieInd_texteAvecDocAlloc=%</text:p>
      <text:p text:style-name="P4"/>
      <text:p text:style-name="P2">%=droitEcheanceAffilieInd_texteSalutations=%</text:p>
      <text:p text:style-name="P4"/>
      <text:p text:style-name="P4"/>
      <text:p text:style-name="P4"/>
      <text:p text:style-name="P4"/>
      <text:p text:style-name="P4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29T10:44:42.70</dc:date>
    <meta:editing-cycles>52</meta:editing-cycles>
    <meta:editing-duration>PT14H40M56S</meta:editing-duration>
    <meta:document-statistic meta:table-count="0" meta:image-count="0" meta:object-count="0" meta:page-count="1" meta:paragraph-count="6" meta:word-count="13" meta:character-count="430"/>
    <meta:user-defined meta:name="Info 1"/>
    <meta:user-defined meta:name="Info 2"/>
    <meta:user-defined meta:name="Info 3"/>
    <meta:user-defined meta:name="Info 4"/>
  </office:meta>
</office:document-meta>
</file>